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fence="true" stretchy="false">|</mo>
          <mrow>
            <mstyle color="blue">
              <msub>
                <mi>Q</mi>
                <mtext>hoch</mtext>
              </msub>
            </mstyle>
          </mrow>
          <mo fence="true" stretchy="false">|</mo>
        </mrow>
        <mstyle color="red">
          <msub>
            <mi>T</mi>
            <mtext>hoch</mtext>
          </msub>
        </mstyle>
      </mfrac>
      <mspace width="4em"/>
      <mtext> bzw. </mtext>
      <mspace width="4em"/>
      <mfrac>
        <mrow>
          <mo fence="true" stretchy="false">|</mo>
          <mrow>
            <mstyle color="aqua">
              <msub>
                <mi>Q</mi>
                <mtext>tief</mtext>
              </msub>
            </mstyle>
          </mrow>
          <mo fence="true" stretchy="false">|</mo>
        </mrow>
        <mstyle color="fuchsia">
          <msub>
            <mi>T</mi>
            <mtext>tief</mtext>
          </msub>
        </mstyle>
      </mfrac>
    </mrow>
    <annotation encoding="StarMath 5.0">{ lline color blue Q _"hoch" rline } over {color red T _"hoch"} 
~~" bzw. "~~ { lline color cyan Q _"tief" rline } over {color magenta T _"tief"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2:30:18.670000000</meta:creation-date>
    <dc:date>2015-04-09T12:34:11.879000000</dc:date>
    <meta:editing-duration>PT3M53S</meta:editing-duration>
    <meta:editing-cycles>1</meta:editing-cycles>
    <meta:generator>LibreOffice/4.3.4.1$Windows_x86 LibreOffice_project/bc356b2f991740509f321d70e4512a6a54c5f243</meta:generator>
  </office:meta>
</office:document-meta>
</file>